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1 Introduksjon</text:p>
      <text:p text:style-name="Standard">Maskinlæring (ML) handler om å finne mønster i data som er nyttige for å løse</text:p>
      <text:p text:style-name="Standard">praktiske problemstillinger, som Grokking hurbans_grokking_2021 deler inn i</text:p>
      <text:p text:style-name="Standard">tre hovedkategorier; Supervised Learning, Unsupervised Learning og Reinforce-</text:p>
      <text:p text:style-name="Standard">ment Learning. Her beskrives førstnevnte som «one of the most common techni-</text:p>
      <text:p text:style-name="Standard">ques in traditional machine learning», altså er slike teknikker en velbrukt til-</text:p>
      <text:p text:style-name="Standard">nærming i ML. Det finnes mange ulike algoritmer innen Supervised Learning,</text:p>
      <text:p text:style-name="Standard">som Decision Trees, K-Nearest Neighbor, Artificial Neural Networks, Support Vector</text:p>
      <text:p text:style-name="Standard">Machines, Logistic Regression, Lasse Regression og Naïve Bayes, for å nevne noen</text:p>
      <text:p text:style-name="Standard">hurbans_grokking_2021, Kotsiantis2007. Kotsiantis Kotsiantis2007 viser at</text:p>
      <text:p text:style-name="Standard">flere av disse kan brukes både for regresjons- og klassifiseringsoppgaver, men er</text:p>
      <text:p text:style-name="Standard">gjerne vest egnet for én av dem. Hver metode har styrker og svakheter, og vil være</text:p>
      <text:p text:style-name="Standard">bedre egnet for noen typer data og problemstillinger enn andre.</text:p>
      <text:p text:style-name="Standard">For å skape gode maskinlæringsmodeller må vi altså være godt kjent med egen-</text:p>
      <text:p text:style-name="Standard">skaper ved ulike metoder, algoritmer og tilnærminger til ML. I denne oppgaven</text:p>
      <text:p text:style-name="Standard">skal vi se nærmere på to typer algoritmer for veiledet læring, Deciscion Tree (DT)</text:p>
      <text:p text:style-name="Standard">og Perceptron, og hvordan disse kan brukes i klassifisering. Algoritmene skal im-</text:p>
      <text:p text:style-name="Standard">plementeres fra grunnen av, kun med støtte fra grunnleggende biblioteker for data-</text:p>
      <text:p text:style-name="Standard">håndtering og visualisering.</text:p>
      <text:p text:style-name="Standard">De nevnte algoritmene skal trenes og testes på datasettet palmerpenguins palmerpenguins,</text:p>
      <text:p text:style-name="Standard">som inneholder observasjonsdata for tre ulike pingvinarter. Målet med modellen er</text:p>
      <text:p text:style-name="Standard">at den knytte riktig klasse (art) opp mot andre egenskaper, ved hjelp av andre</text:p>
      <text:p text:style-name="Standard">egenskaper i datasettet. Gjennom denne øvelsen skal vi ta for oss hvordan disse</text:p>
      <text:p text:style-name="Standard">algoritmene er bygd opp, ulike egenskaper ved dem og hvordan de presterer under</text:p>
      <text:p text:style-name="Standard">praktisk anvendelse på et reelt datasett.</text:p>
      <text:p text:style-name="Standard">2 Teori</text:p>
      <text:p text:style-name="Standard">2.1 Veiledet læring</text:p>
      <text:p text:style-name="Standard">Det som skiller Supervised Learning, eller veiledet læring, fra andre tilnærminger</text:p>
      <text:p text:style-name="Standard">til ML, er at i veiledet læring brukes kjente sammenhenger mellom egenskaper</text:p>
      <text:p text:style-name="Standard">(features) og en målverdi (label) Kotsiantis2007. Målverdiene kan være av katego-</text:p>
      <text:p text:style-name="Standard">risk eller kontinuerlig art, som henholdsvis gir regresjons- eller klassifiseringspro-</text:p>
      <text:p text:style-name="Standard">blemer. Maskinlæringsalgoritmen bruker det kjente datasettet til å danne et sett</text:p>
      <text:p text:style-name="Standard">regler som kobler inndata, egenskaper, til utdata, målverdiene. Dette er en prosess</text:p>
      <text:p text:style-name="Standard">som i vitenskapsteorien er kjent som induksjon, altså at man danner generelle mo-</text:p>
      <text:p text:style-name="Standard">deller på bakgrunn av enkeltobservasjoner. I motsetning til deduktive slutninger er</text:p>
      <text:p text:style-name="Standard">ikke en induktiv slutning logisk bindende, men uttrykker en sannsynlighetsover-</text:p>
      <text:p text:style-name="Standard">vekt Tranoey2024. Dette gjelder videre for veiledet læring, altså vil reglene som</text:p>
      <text:p text:style-name="Standard">dannes aldri kunne uttrykke absolutt kunnskap. For at denne induktive læringen</text:p>
      <text:p text:style-name="Standard">2skal fungere, må datagrunnlaget være representativt og ha relevante egenskaper</text:p>
      <text:p text:style-name="Standard">som korrelerer med målverdiene. Dataene trenger ikke nødvendigvis ha kausale</text:p>
      <text:p text:style-name="Standard">sammenhenger - styrken i veiledet læring er at vi kan finne mønstre uten å kjenne</text:p>
      <text:p text:style-name="Standard">de underliggende årsakssammenhengene på forhånd.</text:p>
      <text:p text:style-name="Standard">Som figur ?? viser, er flere av stegene i veiledet læring «manuelle» og relatert til</text:p>
      <text:p text:style-name="Standard">datautvelgelse, databehandling og preprosessering. Trening, evaluering og tuning</text:p>
      <text:p text:style-name="Standard">av algoritmen er bare en liten del prosessen. Prosessen er iterativ og eksperimentell</text:p>
      <text:p text:style-name="Standard">- resultater fra en modell brukes til å vurdere om hyperparametre må justeres, om</text:p>
      <text:p text:style-name="Standard">algoritmen er egnet,</text:p>
      <text:p text:style-name="Standard">eller om datagrunnlaget må forbedres. Først når modellen oppnår akseptabel pre-</text:p>
      <text:p text:style-name="Standard">diksjonsnøyaktighet, kan den brukes på ukjente data.</text:p>
      <text:p text:style-name="Standard">2.2 Perceptron</text:p>
      <text:p text:style-name="Standard">Et Perceptron simulerer et biologisk nevron, der stimuli (inputdata) vektes av det</text:p>
      <text:p text:style-name="Standard">kunstige nevronets egenskaper og bidrar til aktivering gjennom perceptronets akti-</text:p>
      <text:p text:style-name="Standard"><text:soft-page-break/>veringsfunksjon hurbans_grokking_2021. Som et resultat av denne aktiveringen</text:p>
      <text:p text:style-name="Standard">sender perceptronet ut et signal (utdata). Som et biologisk nevron kan Perceptro-</text:p>
      <text:p text:style-name="Standard">net ta inn data fra mange kilder, men resultatet er én enkelt variabel som utgjør</text:p>
      <text:p text:style-name="Standard">modellens respons, se figur ??.</text:p>
      <text:p text:style-name="Standard">Formler for perceptronet er samlet i figur ??. Aktiviering skjer ved at prikkpro-</text:p>
      <text:p text:style-name="Standard">duktet til input- og vektvektor (??), pluss bias, sendes til aktiveringsfunksjonen</text:p>
      <text:p text:style-name="Standard">(??). Flere funksjoner kan brukes som aktiveringsfunksjon for perceptronet, se fi-</text:p>
      <text:p text:style-name="Standard">gur ??. Her skal vi bruke den enkle trinn-funksjonen, som gir binær output σ (??).</text:p>
      <text:p text:style-name="Standard">2.2.1 Nevrale nettverk (ANN)</text:p>
      <text:p text:style-name="Standard">Et kunstig nevralt nettverk er kort sagt flere kunstive nevroner, for eksempel Per-</text:p>
      <text:p text:style-name="Standard">ceptroner, som kobles sammen for å løse en oppgave hurbans_grokking_2021. De</text:p>
      <text:p text:style-name="Standard">kan kobles sammen i flere ulike konfigurasjoner, men de følger gjerne strukturen i</text:p>
      <text:p text:style-name="Standard">figur ??.</text:p>
      <text:p text:style-name="Standard">Styrken til nevrale nettverk ligger i deres evne til å lære komplekse, ikke-lineære</text:p>
      <text:p text:style-name="Standard">sammenhenger i data, men de krever ofte store datamengder og betydelige bereg-</text:p>
      <text:p text:style-name="Standard">ningsressurser for trening.</text:p>
      <text:p text:style-name="Standard">2.3 Beslutningstrær (DT)</text:p>
      <text:p text:style-name="Standard">Beslutningstrær er en struktur av binære kriterier eller spørsmål som rekursivt</text:p>
      <text:p text:style-name="Standard">deler opp et egenskapsrom i mindre regioner. Hver node i treet representerer en</text:p>
      <text:p text:style-name="Standard">test på form fj ≤ t, der fj er verdien av en egenskap (feature) og t er en terskelverdi.</text:p>
      <text:p text:style-name="Standard">Utfallet av testen bestemmer videre retning nedover i treet, til en løvnode nås som</text:p>
      <text:p text:style-name="Standard">gir en predikasjon, se figur ??.</text:p>
      <text:p text:style-name="Standard">32.3.1 Gini impurity (GI)</text:p>
      <text:p text:style-name="Standard">Beslutningstreet genereres iterativt gjennom å søke etter det spørsmålet som best</text:p>
      <text:p text:style-name="Standard">egner seg til å redusere entropien i datasettet. Dette kan gjøres ved å måle Gini</text:p>
      <text:p text:style-name="Standard">impurity før og etter en potensiell deling av datasettet. Denne verdien uttrykker</text:p>
      <text:p text:style-name="Standard">«urenheten» av data, der verdien representerer sannsynligheten for å ikke velge</text:p>
      <text:p text:style-name="Standard">ønsket verdi dersom du velger en tilfeldig verdi fra datasettet. Et uniformt sett</text:p>
      <text:p text:style-name="Standard">vil derfor ha Gini Impurity IG = 0, da det er 0% sannsynlig å velge «feil» verdi</text:p>
      <text:p text:style-name="Standard">fra denne noden. Et sett med inf elementer, der bare ett element har verdien man</text:p>
      <text:p text:style-name="Standard">ønsker å trekke, vil ha en IG som går mot 0.</text:p>
      <text:p text:style-name="Standard">I et sett med J klasser og sannsynligheten for å tilfeldig trekke en klasse i er pi ,</text:p>
      <text:p text:style-name="Standard">er IG defineres som:</text:p>
      <text:p text:style-name="Standard">IG = 1 −</text:p>
      <text:p text:style-name="Standard">J</text:p>
      <text:p text:style-name="Standard">X</text:p>
      <text:p text:style-name="Standard">pi (1 − pi )</text:p>
      <text:p text:style-name="Standard">i=1</text:p>
      <text:p text:style-name="Standard">For å finne de beste spørsmålene for å dele datasettet, beregner algoritmen IG</text:p>
      <text:p text:style-name="Standard">for alle mulige delinger ved en node, og ser hvilket spørsmål som reduserer samlet</text:p>
      <text:p text:style-name="Standard">entropi i størst mulig grad.</text:p>
      <text:p text:style-name="Standard">3 Metode</text:p>
      <text:p text:style-name="Standard">Målet vårt er som nevnt å bli bedre kjent med maskinlæringsmodellene percep-</text:p>
      <text:p text:style-name="Standard">tron og beslutningstrær. Vi skal gjøre dette gjennom en rekke eksperimenter på ett</text:p>
      <text:p text:style-name="Standard">datasett. Datasettet vil tilpasses for noen eksperimenter, i henhold til modellens</text:p>
      <text:p text:style-name="Standard">begrensninger og mulighet for å illustrere perceptronets beslutningsgrense i et 2D-</text:p>
      <text:p text:style-name="Standard">plot. Se tabell ?? som gir en oversikt over eksperimentene som skal gjennomføres, i</text:p>
      <text:p text:style-name="Standard">henhold til prosessen i veiledet læring som vist i figur ??.</text:p>
      <text:p text:style-name="Standard">3.1 Steg 1: Identifisere nødvendig data</text:p>
      <text:p text:style-name="Standard">Datasettet vi bruker, palmerpenguins, har blitt et populært datasett for opplæring,</text:p>
      <text:p text:style-name="Standard">illustrasjon og testing innen maskinlæring palmerpenguins. Det inneholder ob-</text:p>
      <text:p text:style-name="Standard">servasjonsdata av tre ulike pingvinarter, samlet av en forskingsstasjon på Antark-</text:p>
      <text:p text:style-name="Standard"><text:soft-page-break/>tis. Datasettet har 344 observasjoner av åtte ulike egenskaper (features). En over-</text:p>
      <text:p text:style-name="Standard">sikt over de ulike egenskapene er i tabell ??.</text:p>
      <text:p text:style-name="Standard">Datasettet inneholder tre kategoriske egenskaper, i tillegg til fire numeriske,</text:p>
      <text:p text:style-name="Standard">kontinuerlige egenskaper. Art (species) er målverdien vi er ute etter. Av de øvri-</text:p>
      <text:p text:style-name="Standard">ge egenskapene skal vi kun bruke de numeriske, og velger bort kjønn (sex) og øy</text:p>
      <text:p text:style-name="Standard">(island).</text:p>
      <text:p text:style-name="Standard">I tabell ?? vises en enkel analyse av verdiene i datasettet for de utvalgte egen-</text:p>
      <text:p text:style-name="Standard">skapene. Her vises antall gyldige verdier, gjennomsnitt, standardavvik, minimum</text:p>
      <text:p text:style-name="Standard">og maksimumsverdier, samt antall unike verdier for klassevariabelen.</text:p>
      <text:p text:style-name="Standard">4For å få oversikt over mulige sammenhenger mellom ulike egenskaper og klas-</text:p>
      <text:p text:style-name="Standard">sen de tilhører, har vi laget en matrise av grafer der hver egenskap plottes mot</text:p>
      <text:p text:style-name="Standard">hver av de andre egenskapene i figur ??. Langs diagonalen vises histogrammet for</text:p>
      <text:p text:style-name="Standard">den aktuelle egenskapen. Spredningsdiagrammene gir gode indikasjoner på hvilke</text:p>
      <text:p text:style-name="Standard">egenskaper som egner seg godt til å skille de ulike artene fra hverandre.</text:p>
      <text:p text:style-name="Standard">Figur ?? viser representasjonen av hver art i datasettet. Vi ser at fordelingen</text:p>
      <text:p text:style-name="Standard">ikke er jevn, og vi har færre observasjoner av Chinstrap å lære fra. Dette kan lede</text:p>
      <text:p text:style-name="Standard">til skjevhet i beregninger, noe som må tas høyde for.</text:p>
      <text:p text:style-name="Standard">Figur ?? viser tydelig klustering av de ulike artene. Gode egenskaper for å skille</text:p>
      <text:p text:style-name="Standard">Gentoo fra de to andre artene kan kan være egenskapene bill_depth_mm og flip-</text:p>
      <text:p text:style-name="Standard">per_length_mm, og gode egenskaper for å skille Chinstrap fra de andre kan være</text:p>
      <text:p text:style-name="Standard">bill_depth_mm og bill_length_mm.</text:p>
      <text:p text:style-name="Standard">Siden hensikten med denne øvelsen primært er å se på implementasjon og egen-</text:p>
      <text:p text:style-name="Standard">skaper ved utvalgte algoritmer innen veiledet læring, er vi ikke så opptatt av å</text:p>
      <text:p text:style-name="Standard">vurdere observasjonenes validitet og generaliserbarhet. Hvis målet hadde vært å</text:p>
      <text:p text:style-name="Standard">løse en praktisk problemstilling, ville det vært viktig å vurdere om datasettet er</text:p>
      <text:p text:style-name="Standard">representativt for miljøet den trente modellen skulle operere i.</text:p>
      <text:p text:style-name="Standard">3.2 Steg 2: Forbehandling av data</text:p>
      <text:p text:style-name="Standard">Før datasettet kan brukes til trening av en modell, må vi sørge for at datasettet har</text:p>
      <text:p text:style-name="Standard">et konsekvent og lesbart format. Vi har noen utfordringer i datasettet vårt: ulike</text:p>
      <text:p text:style-name="Standard">dataformater, manglende data og variabler med ulik skala. Det mangler data for</text:p>
      <text:p text:style-name="Standard">to av observasjonene. Disse har vi valgt å fjerne. Z-score er brukt for å normalisere</text:p>
      <text:p text:style-name="Standard">verdiene, slik at ulik skala ikke skal gi skjevheter i vektingen av forskjeller mellom</text:p>
      <text:p text:style-name="Standard">observasjoner.</text:p>
      <text:p text:style-name="Standard">3.3 Steg 3: Velge algoritme</text:p>
      <text:p text:style-name="Standard">I dette arbeidet har vi et litt annet utgangspunkt enn i en typisk problemstilling,</text:p>
      <text:p text:style-name="Standard">der algoritmene som skal undersøkes er valgt ut på forhånd. Det er likevel naturlig</text:p>
      <text:p text:style-name="Standard">å fremheve egenskapene til de valgte algoritmene, som oppsummert i tabell ??.</text:p>
      <text:p text:style-name="Standard">3.3.1 Perceptron</text:p>
      <text:p text:style-name="Standard">Perceptronet er en enkel modell som krever lite maskinressurser både under tre-</text:p>
      <text:p text:style-name="Standard">ning og kjøring. Prediksjoner tar utgangspunkt i én enkelt matrisemultiplikasjon</text:p>
      <text:p text:style-name="Standard">mellom vekter og input. Det gir også en lineær økning av kompleksiteten når an-</text:p>
      <text:p text:style-name="Standard">tall egenskaper øker. I vårt datasett har vi få egenskaper, som holder ressursbruken</text:p>
      <text:p text:style-name="Standard">lav. Perceptronet fungerer imidlertid kun for data som kan separeres lineært, og et</text:p>
      <text:p text:style-name="Standard">enkelt perceptron kan kun gjennomføre binær klassifisering. Modellen er også sen-</text:p>
      <text:p text:style-name="Standard">sitiv på egenskaper med ulik skala. Under treningen er det viktig at læringsraten</text:p>
      <text:p text:style-name="Standard">settes på et nivå som er tilpasset egenskapenes skala, slik at oppdateringene er små</text:p>
      <text:p text:style-name="Standard">5nok til å finne beslutningsgrensen. Perceptronet har ustabil konvergens, og kan fin-</text:p>
      <text:p text:style-name="Standard">ne ulike løsninger når den trenes på samme data flere ganger. Om datapunktene</text:p>
      <text:p text:style-name="Standard">er godt spredt fra hverandre, vil det finnes mange like gode beslutningsgrenser,</text:p>
      <text:p text:style-name="Standard">og en lokal beste løsning for treningssettet trenger ikke være den beste generelle</text:p>
      <text:p text:style-name="Standard">løsningen.</text:p>
      <text:p text:style-name="Standard">For vårt datasett er det viktig at vi skalerer egenskapene slik at ulik skala ikke</text:p>
      <text:p text:style-name="Standard"><text:soft-page-break/>skaper en skjevhet mot én egenskap. Som vi så tidligere, er flere av egenskapene</text:p>
      <text:p text:style-name="Standard">i datasettet kandidater for lineær separasjon mellom klassene, så perceptron kan</text:p>
      <text:p text:style-name="Standard">være en egnet algoritme for å skille disse klassene.</text:p>
      <text:p text:style-name="Standard">3.3.2 Perceptron One-vs-All</text:p>
      <text:p text:style-name="Standard">I løpet av dette arbeidet valgte vi å inkludere et svært enkelt kunstig nevralt nett-</text:p>
      <text:p text:style-name="Standard">verk, med ett perceptron for hver målklasse. Dette betyr at de samme grunnleggen-</text:p>
      <text:p text:style-name="Standard">de egenskapene for perceptronet gjelder også for dette nettverket, som at observa-</text:p>
      <text:p text:style-name="Standard">sjonsdata må være lineært separerbart mellom klassene. Siden hvert perceptron i</text:p>
      <text:p text:style-name="Standard">nettverket trenes til å indikere når input svarer til én av målklassene, oppstår det</text:p>
      <text:p text:style-name="Standard">en konflikt når flere perceptron gir positivt svar. Dette må håndteres for at ikke</text:p>
      <text:p text:style-name="Standard">den samme klassen velges hver gang flere perceptroner aktiveres. Ressursbruk er</text:p>
      <text:p text:style-name="Standard">som ved perceptronet knyttet til antall egenskaper som brukes, men i tillegg økes</text:p>
      <text:p text:style-name="Standard">kompleksiteten når antall målklasser øker, da vi trenger ett perceptron for hver</text:p>
      <text:p text:style-name="Standard">målklasse.</text:p>
      <text:p text:style-name="Standard">3.3.3 Beslutningstre</text:p>
      <text:p text:style-name="Standard">Beslutningstrær er svært fleksible, kan håndtere uskalerte data, ikke-lineære sam-</text:p>
      <text:p text:style-name="Standard">menhenger og har en struktur som er enkel å forstå. De er ikke begrenset til binær</text:p>
      <text:p text:style-name="Standard">klassifisering. Algoritmer for beslutningstrær hjelper oss også å velge ut de egen-</text:p>
      <text:p text:style-name="Standard">skapene og spørsmålene som er best for å skille klasser fra hverandre. Et beslut-</text:p>
      <text:p text:style-name="Standard">ningstre er altså ikke like avhengig av forprossessering av data som perceptron. Vi</text:p>
      <text:p text:style-name="Standard">vil likevel bruke samme forprossessering for beslutningstrær og perceptron, for å</text:p>
      <text:p text:style-name="Standard">gjøre det lettere å sammenligne resultatene.</text:p>
      <text:p text:style-name="Standard">Algoritmen for å bygge beslutningstreet tar utgangspunkt i alle unike verdier</text:p>
      <text:p text:style-name="Standard">i datasettet. Det medfører en skjevhet til fordel for egenskaper med mange unike</text:p>
      <text:p text:style-name="Standard">verdier. En binær egenskap som kjønn har færre mulige måter å deles på enn konti-</text:p>
      <text:p text:style-name="Standard">nuerlige variabler. Her vil vi bare bruke egenskaper som er kontinuerlige, som gjør</text:p>
      <text:p text:style-name="Standard">at vi i stor grad unngår denne skjevheten. Med beslutningstrær er det også viktig</text:p>
      <text:p text:style-name="Standard">å passe på at de ikke blir overtilpasset datasettet. Om ett sett med inputverdier</text:p>
      <text:p text:style-name="Standard">alltid svarer til samme målverdi i datasettet, vil det alltid være mulig å få 100%</text:p>
      <text:p text:style-name="Standard">nøyaktighet om det stilles like mange spørsmål som antallet observasjoner. Dette</text:p>
      <text:p text:style-name="Standard">betyr ikke at beslutningstreet vil prestere godt på ukjente data. Et overtilpasset</text:p>
      <text:p text:style-name="Standard">beslutningstre har laget flere regler som bare stemmer overens med treningsdata,</text:p>
      <text:p text:style-name="Standard">og ikke har en mer generalisert verdi. For å motvikre overtilpasning er det viktig å</text:p>
      <text:p text:style-name="Standard">6beskjære treet slik at det ikke blir for komplekst. Det gjør vi ved å velge gode hyper-</text:p>
      <text:p text:style-name="Standard">parametre for beslutningstreet som passer for trening på det aktuelle datasettet.</text:p>
      <text:p text:style-name="Standard">3.4 Steg 4: Skille data til trening og testing</text:p>
      <text:p text:style-name="Standard">For å motvirke overtilpasning og ha mulighet til å sjekke om den trente modellen</text:p>
      <text:p text:style-name="Standard">er i stand til å håndtere nye data, er det viktig at vi har tilgang både til test-</text:p>
      <text:p text:style-name="Standard">og treningsdata. Vi har bare tilgang på ett datasett, som betyr at vi er nødt til å</text:p>
      <text:p text:style-name="Standard">dele opp datasettet, slik at noe data holdes igjen for å teste modellen. Vi har brukt</text:p>
      <text:p text:style-name="Standard">både tilfeldig sampling og K-fold for å dele datasettet. K-fold ble brukt i forbindelse</text:p>
      <text:p text:style-name="Standard">med justering av hyperparametre, mens tilfeldig sampling ble brukt for trening og</text:p>
      <text:p text:style-name="Standard">testing av endelig modell etter justering av hyperparametre. Ved tilfeldig sampling</text:p>
      <text:p text:style-name="Standard">ble 80% av datasettet valgt til trening (20% til testing). For deling med K-fold ble</text:p>
      <text:p text:style-name="Standard">datasettet tilfeldig delt inn i 5 (omtrent) like store deler, der én gruppe ble valgt</text:p>
      <text:p text:style-name="Standard">som testdata og resten ble brukt til treningsdata. Denne prosessen ble gjentatt til</text:p>
      <text:p text:style-name="Standard">hver del ble brukt som testdata én gang.</text:p>
      <text:p text:style-name="Standard">3.5 Steg 5 - 7: Trening, evaluering og justeringer</text:p>
      <text:p text:style-name="Standard">For systematisk evaluering og optimalisering av modellene ble det implementert en</text:p>
      <text:p text:style-name="Standard">iterativ prosess for hyperparameterjustering. Prosessen er implementert i RandomSearch</text:p>
      <text:p text:style-name="Standard">klassen som utfører følgende steg for hver modell:</text:p>
      <text:p text:style-name="Standard">- Hyperparametersøk:</text:p>
      <text:p text:style-name="Standard"><text:soft-page-break/>– Tilfeldig sampling av hyperparametre fra definerte intervaller</text:p>
      <text:p text:style-name="Standard">– 5-fold kryssvalidering for hver parameterkombinasjon</text:p>
      <text:p text:style-name="Standard">– Beregning av gjennomsnittlig b-skår over alle folds</text:p>
      <text:p text:style-name="Standard">- Evaluering:</text:p>
      <text:p text:style-name="Standard">– Plotting av modellytelse mot hver hyperparameter</text:p>
      <text:p text:style-name="Standard">– Generering av forvirringsmatriser for beste parametersett</text:p>
      <text:p text:style-name="Standard">– Beregning av presisjon, recall og b-skår per klasse</text:p>
      <text:p text:style-name="Standard">Denne delen av prosessen ble gjennomført i en tilbakekoblingssløyfe, med auto-</text:p>
      <text:p text:style-name="Standard">matiske delprosesser.</text:p>
      <text:p text:style-name="Standard">For å finne de beste hyperparameterne for modellene ble det implemetert en al-</text:p>
      <text:p text:style-name="Standard">goritme for å trene og skåre modellene med ulike hyperparametre, for flere tilfeldig</text:p>
      <text:p text:style-name="Standard">valgte delinger av trenings- og testdata. Algoritmen velger aktuelle hyperparamet-</text:p>
      <text:p text:style-name="Standard">re tilfeldig fra gitte intervaller. Trening og testing skjer så med de valgte hyper-</text:p>
      <text:p text:style-name="Standard">parametrene, etter valgt metode for splitting av datasettet, et gitt antall ganger.</text:p>
      <text:p text:style-name="Standard">Snittet av skårene etter testingen for de valgte hyperparametrene lagres. Nye hy-</text:p>
      <text:p text:style-name="Standard">perparametre velges, og prosessen gjentas til antall ønskede iterasjoner er nådd.</text:p>
      <text:p text:style-name="Standard">7Data fra disse testene plottes så i diagrammer, ett for hver hyperparameter, som</text:p>
      <text:p text:style-name="Standard">viser modellens snittskårer for ulike verdier av hver parameter.</text:p>
      <text:p text:style-name="Standard">Skårene fra disse testene ble brukt for å evaluere ulike versjoner av modellene.</text:p>
      <text:p text:style-name="Standard">Valg for hyperparametre til den endelige modellen ble gjort med mål om best presi-</text:p>
      <text:p text:style-name="Standard">sjon. For beslutningstrærne var det også et mål å holde kompleksiteten så lav som</text:p>
      <text:p text:style-name="Standard">mulig, uten å ofre for mye presisjon, for å unngå overtilpasning.</text:p>
      <text:p text:style-name="Standard">Etter endelig valg av hyperparametre ble det gjennomført en siste tilfeldig deling</text:p>
      <text:p text:style-name="Standard">av test- og treningsdata (80% til trening), og det ble gjennomført tester av modellens</text:p>
      <text:p text:style-name="Standard">prestasjon.</text:p>
      <text:p text:style-name="Standard">3.6 Måling av modellens prestasjon</text:p>
      <text:p text:style-name="Standard">For å evaluere modellenes ytelse ble det implementert flere evalueringsmetrikker i</text:p>
      <text:p text:style-name="Standard">measure.py. Hovedfokus var på følgende mål:</text:p>
      <text:p text:style-name="Standard">- Forvirringsmatrise (confusion matrix): En K × K matrise for K klasser der element</text:p>
      <text:p text:style-name="Standard">(i, j) viser antall observasjoner av klasse i som ble predikert som klasse j. Dette gir</text:p>
      <text:p text:style-name="Standard">grunnlag for å beregne:</text:p>
      <text:p text:style-name="Standard">– True Positives (TP): Korrekt klassifiserte observasjoner for hver klasse</text:p>
      <text:p text:style-name="Standard">– False Positives (FP): Observasjoner feilaktig klassifisert som klassen</text:p>
      <text:p text:style-name="Standard">– False Negatives (FN): Observasjoner fra klassen klassifisert som andre klasser</text:p>
      <text:p text:style-name="Standard">- Presisjon og recall: For hver klasse k beregnes:</text:p>
      <text:p text:style-name="Standard">TPk</text:p>
      <text:p text:style-name="Standard">TPk + FPk</text:p>
      <text:p text:style-name="Standard">TPk</text:p>
      <text:p text:style-name="Standard">Recallk =</text:p>
      <text:p text:style-name="Standard">TPk + FNk</text:p>
      <text:p text:style-name="Standard">Presisjonk =</text:p>
      <text:p text:style-name="Standard">der presisjon måler andelen korrekte positive prediksjoner, og recall måler andelen av</text:p>
      <text:p text:style-name="Standard">faktiske positive tilfeller som ble funnet.</text:p>
      <text:p text:style-name="Standard">- B-skåre: Et balansert mål som kombinerer presisjon og recall:</text:p>
      <text:p text:style-name="Standard">B-scorek =</text:p>
      <text:p text:style-name="Standard">Presisjonk + Recallk</text:p>
      <text:p text:style-name="Standard">2</text:p>
      <text:p text:style-name="Standard">B-skåre ble valgt som hovedmetrikk for hyperparametersøk da det gir lik vekt til</text:p>
      <text:p text:style-name="Standard">både presisjon og recall, noe som er viktig for et ubalansert datasett.</text:p>
      <text:p text:style-name="Standard">3.7 Implementasjon</text:p>
      <text:p text:style-name="Standard">Selve implementeringen av algoritmene er gjort i Python, med hjelp av bibliotekene</text:p>
      <text:p text:style-name="Standard">Numpy for effektiv matrisehåndtering og matplotlib for visualisering py3-man,</text:p>
      <text:p text:style-name="Standard"><text:soft-page-break/>np-harris2020array, plt-Hunter:2007.</text:p>
      <text:p text:style-name="Standard">8Koden er delt inn i to pakker. data_tools tar for seg verktøy til forbehandling</text:p>
      <text:p text:style-name="Standard">av data, måling og justering av maskinlæringsmodeller og visualisering. Den andre</text:p>
      <text:p text:style-name="Standard">pakken, models inneholder implementeringen av maskinlæringsmodellene.</text:p>
      <text:p text:style-name="Standard">3.7.1 Pakken models</text:p>
      <text:p text:style-name="Standard">Den abstrakte baseklassen MLModel definerer et felles grensesnitt for maskinlæ-</text:p>
      <text:p text:style-name="Standard">ringsmodellene i pakken. Slik kan vertøyene fra data_tools brukes til å måle,</text:p>
      <text:p text:style-name="Standard">visualiser og sammenligne de ulike maskinlæringsmodellene. Alle modeller må im-</text:p>
      <text:p text:style-name="Standard">plementere følgende funksjoner:</text:p>
      <text:p text:style-name="Standard">- fit(X, y): Trening av modell på datasett</text:p>
      <text:p text:style-name="Standard">- predict(X): Prediksjon av klasser for nye observasjoner</text:p>
      <text:p text:style-name="Standard">- set_params(**kwargs): Justering av hyperparametre</text:p>
      <text:p text:style-name="Standard">- get_model_props(): Henting av modellens egenskaper</text:p>
      <text:p text:style-name="Standard">Perceptron</text:p>
      <text:p text:style-name="Standard">Pakken inneholder to perceptron-klasser:</text:p>
      <text:p text:style-name="Standard">- Perceptron: Implementerer binær klassifisering med ett enkelt perceptron</text:p>
      <text:p text:style-name="Standard">- PerceptronOVAClassifier: Implementerer multiclass klassifisering ved hjelp av</text:p>
      <text:p text:style-name="Standard">One-vs-All strategi, der ett perceptron trenes for hver klasse. et enkelt nevralt nett</text:p>
      <text:p text:style-name="Standard">Perceptronet bruker trinn-funksjonen som aktiveringsfunksjon. Trening gjøres</text:p>
      <text:p text:style-name="Standard">ved å iterativt oppdatere vekter og bias basert på prediksjonsfeilen:</text:p>
      <text:p text:style-name="Standard">wj = wj + learning_rate · (y − ŷ) · xj</text:p>
      <text:p text:style-name="Standard">b = b + learning_rate · (y − ŷ)</text:p>
      <text:p text:style-name="Standard">Modulen for perceptron-klassen inneholder også en funksjon for å plotte beslut-</text:p>
      <text:p text:style-name="Standard">ningslinen for perceptron med to egenskaper som input.</text:p>
      <text:p text:style-name="Standard">Beslutningstre</text:p>
      <text:p text:style-name="Standard">Beslutningstreimplementasjonen består av tre hovedklasser:</text:p>
      <text:p text:style-name="Standard">- DecisionTree: Hovedklassen som implementerer selve beslutningstreet</text:p>
      <text:p text:style-name="Standard">- DTBranchNode: Implementerer forgreiningsnoder med beslutningsregler</text:p>
      <text:p text:style-name="Standard">- DTLeafNode: Implementerer løvnoder som inneholder klassetilhørighet</text:p>
      <text:p text:style-name="Standard">Treet bygges rekursivt ved å finne den beste splitten i hver node, basert på Gini</text:p>
      <text:p text:style-name="Standard">impurity reduksjon. For å unngå overtilpasning brukes både pre- og post-pruning:</text:p>
      <text:p text:style-name="Standard">9- Pre-pruning: Styres av hyperparametrene max_depth,</text:p>
      <text:p text:style-name="Standard">min_samples_split og min_samples_leaf</text:p>
      <text:p text:style-name="Standard">- Post-pruning: Fjerner deltrær der alle løvnoder predikerer samme klasse</text:p>
      <text:p text:style-name="Standard">3.7.2 Støtteverktøy</text:p>
      <text:p text:style-name="Standard">Et omfattende sett med støtteverktøy er implementert i data_tools pakken:</text:p>
      <text:p text:style-name="Standard">Datasplitting og hyperparametersøk</text:p>
      <text:p text:style-name="Standard">- RandomSplit: Tilfeldig oppdeling i trenings- og testsett</text:p>
      <text:p text:style-name="Standard">- KFold: K-fold cross-validation</text:p>
      <text:p text:style-name="Standard">- RandomSearch: Tilfeldig søk i hyperparameterrom</text:p>
      <text:p text:style-name="Standard">Evaluering og visualisering</text:p>
      <text:p text:style-name="Standard">- confusion_matrix: Beregning av forvirringsmatrise</text:p>
      <text:p text:style-name="Standard">- precision_recall: Beregning av presisjon og recall</text:p>
      <text:p text:style-name="Standard">- plot_confusion_matrix: Visualisering av forvirringsmatrise med matplotlib</text:p>
      <text:p text:style-name="Standard">- feature_plot: Visualisering av egenskapsdistribusjoner og sammenhenger</text:p>
      <text:p text:style-name="Standard">Databehandling</text:p>
      <text:p text:style-name="Standard">- normalize_data: Z-score normalisering av numeriske egenskaper</text:p>
      <text:p text:style-name="Standard">- remove_na_rows: Fjerning av rader med manglende verdier</text:p>
      <text:p text:style-name="Standard">- binary_remap_vector: Konvertering til binære klassevariabler</text:p>
      <text:p text:style-name="Standard">4 Resultat</text:p>
      <text:p text:style-name="Standard">4.1 Perceptron 1</text:p>
      <text:p text:style-name="Standard">I første eksperiment skulle et perceptron skille Gentoo fra de andre artene ved</text:p>
      <text:p text:style-name="Standard"><text:soft-page-break/>hjelp av egenskapene flipper_length og bill_depth. Siden Gentoo var tydelig adskilt</text:p>
      <text:p text:style-name="Standard">fra de andre artene i dette feature-rommet (figur ??), var dette en enkel oppgave for</text:p>
      <text:p text:style-name="Standard">perceptronet.</text:p>
      <text:p text:style-name="Standard">Med utgangspunkt i læringsrate 0.1 og maksimalt 300 treningsiterasjoner opp-</text:p>
      <text:p text:style-name="Standard">nådde modellen svært gode resultater. Hyperparametersøket (figur ??) bekreftet</text:p>
      <text:p text:style-name="Standard">dette med b-skårer nær 1.0 for alle testede parameterkombinasjoner. I figurene vi-</text:p>
      <text:p text:style-name="Standard">ser blå linje gjennomsnittlig skår med standardavvik, mens grå søyler indikerer</text:p>
      <text:p text:style-name="Standard">samplingfrekvens for hver parameterverdi.</text:p>
      <text:p text:style-name="Standard">10Modellen oppnår perfekt klassifisering på testsettet med b-skår 1.0 (figur ??).</text:p>
      <text:p text:style-name="Standard">En interessant svakhet ved perceptronet vises imidlertid i figur ??, der 50 trenin-</text:p>
      <text:p text:style-name="Standard">ger med identiske hyperparametre gir svært ulike beslutningsgrenser. Selv om alle</text:p>
      <text:p text:style-name="Standard">grensene oppnår høy presisjon, mangler perceptronet evnen til å velge den mest ro-</text:p>
      <text:p text:style-name="Standard">buste løsningen. Dette kan være problematisk da en beslutningsgrense som ligger</text:p>
      <text:p text:style-name="Standard">tett mot en klasse kan gi dårligere generalisering til nye data enn en som ligger</text:p>
      <text:p text:style-name="Standard">midt mellom klassene.</text:p>
      <text:p text:style-name="Standard">4.2 Perceptron 2</text:p>
      <text:p text:style-name="Standard">I andre eksperiment skulle perceptronet skille Chinstrap fra øvrige arter ved hjelp</text:p>
      <text:p text:style-name="Standard">av bill_depth og bill_length. Figur ?? viser at dette er et vanskeligere problem uten</text:p>
      <text:p text:style-name="Standard">klar lineær separasjon. Forvirringsmatrisen i figur ?? viser at modellen har litt</text:p>
      <text:p text:style-name="Standard">større utfordringer med å klassifisere testdata like godt som modellen i det første</text:p>
      <text:p text:style-name="Standard">eksperimentet. Den klarer seg fint i den største gruppen, med en b-skåre på 0.93.</text:p>
      <text:p text:style-name="Standard">Klassifisering av Chinstrap er svakere, med en b-score på 0.69. Samlet har de en</text:p>
      <text:p text:style-name="Standard">skåre på 0.81. Presisjonen for Chinstrap predikasjonene er høy, beregnet til 0.86.</text:p>
      <text:p text:style-name="Standard">Det indikeres av forvirringsmatrisen, som viser at det er ingen falske positive</text:p>
      <text:p text:style-name="Standard">klassifiseringer for denne gruppen. Sensitiviteten er derimot ikke like høy, beregnes</text:p>
      <text:p text:style-name="Standard">fra matrisen til å være 0.57. Modellen har altså bare klart å finne i underkant av</text:p>
      <text:p text:style-name="Standard">60% av individene som hører til denne klassen.</text:p>
      <text:p text:style-name="Standard">Hyperparametersøket (figur ??) viser at b-skåren er særlig sensitiv for lærings-</text:p>
      <text:p text:style-name="Standard">raten, men svingningene er moderate (±0.1). Fornuftige parametervalg viste seg å</text:p>
      <text:p text:style-name="Standard">være læringsrate rundt 0.1 og max_epochs mellom 200 og 300.</text:p>
      <text:p text:style-name="Standard">4.3 Perceptron One-vs-All</text:p>
      <text:p text:style-name="Standard">For det siste perceptron-eksperimentet har vi implementasjonen av et svært enkelt</text:p>
      <text:p text:style-name="Standard">kunstig nevralt nett av perceptroner. Denne modellen takler klassifisering av flere</text:p>
      <text:p text:style-name="Standard">klasser, så her er ikke målklassene delt inn i en binær gruppe. Alle de numeriske</text:p>
      <text:p text:style-name="Standard">egenskapene i datasettet er valgt som inndata.</text:p>
      <text:p text:style-name="Standard">Forvirringsmatrisen i figur ?? viser gode resultater for klassifisering av testdata,</text:p>
      <text:p text:style-name="Standard">der alle individene har blitt klassifisert riktig. Dette gir altså høyeste skåre, 1.0, for</text:p>
      <text:p text:style-name="Standard">alle mål på treffsikkerhet og sensitivitet.</text:p>
      <text:p text:style-name="Standard">Resultater av hyperparametersøkene for denne modellen er i figur ??. Ikke over-</text:p>
      <text:p text:style-name="Standard">raskende ser vi noen av de samme tendensene som for eksperimentene med single</text:p>
      <text:p text:style-name="Standard">perceptron, og skårene svinger uregelmessig, særlig for endringer i læringsraten.</text:p>
      <text:p text:style-name="Standard">Siden resultater for alle testene ligger over 0.95, vil de fleste valg fra disse verdi-</text:p>
      <text:p text:style-name="Standard">områdene være gode. Maks treningsiterasjoner kan settes i nedre ende for å spare</text:p>
      <text:p text:style-name="Standard">ressurser, sammen med en læringsrate mot midten av testområdet. Vi har valgt</text:p>
      <text:p text:style-name="Standard">maks iterasjoner på 300 sammen med en læringsrate på 0.95.</text:p>
      <text:p text:style-name="Standard">114.4 Beslutningstre 1 (DT 1)</text:p>
      <text:p text:style-name="Standard">Det første eksperimentet med beslutningstrær brukte samme input og mål som for</text:p>
      <text:p text:style-name="Standard">perceptron: å skille Gentoo fra andre klasser basert på flipper_length og bill_depth.</text:p>
      <text:p text:style-name="Standard">Uten beskjæring klassifiserer treet datasettet perfekt, men for å unngå ressurs-</text:p>
      <text:p text:style-name="Standard">bruk, kompleksitet og overtilpasning har vi beskjært treet både under generering</text:p>
      <text:p text:style-name="Standard">(pre-pruning) og etter (post-pruning). Etter beskjæring fikk vi treet vist i figur ??,</text:p>
      <text:p text:style-name="Standard">hvor hver node viser statistikk som gini-impurity, antall individer og splittespørs-</text:p>
      <text:p text:style-name="Standard"><text:soft-page-break/>mål. Nodens farge og klasse bestemmes av den dominerende klassen, der fargen er</text:p>
      <text:p text:style-name="Standard">sterkest ved gini = 0 og svekkes mot hvitt ved gini = 0.5.</text:p>
      <text:p text:style-name="Standard">Beskjæring ble styrt av hyperparametre fra søket i ??, som hindrer videre for-</text:p>
      <text:p text:style-name="Standard">grening ved få individer, stor dybde eller små løvnoder. B-skårer på over 0.96 ble</text:p>
      <text:p text:style-name="Standard">oppnådd for alle undersøkte parametre. For å balansere presisjon og kompleksi-</text:p>
      <text:p text:style-name="Standard">tet valgte vi min_samples_split = 10 og min_samples_leaf = 5. Selv om dette ikke</text:p>
      <text:p text:style-name="Standard">ga høyest skårer, unngår vi overtilpasning ved å begrense treets dybde i tråd med</text:p>
      <text:p text:style-name="Standard">datasettets størrelse.</text:p>
      <text:p text:style-name="Standard">I figur ?? ser vi forvirringsmatrisen til det ferdigtrente beslutnignstreet, målt</text:p>
      <text:p text:style-name="Standard">opp mot prestasjon i klassifisering av testdatasettet. Dette gir en b-skår på 0.97 for</text:p>
      <text:p text:style-name="Standard">Gentoo, 0.98 for den andre gruppen og totalt en skår på 0.97.</text:p>
      <text:p text:style-name="Standard">124.5 Beslutningstre 2 (DT 2)</text:p>
      <text:p text:style-name="Standard">Det andre beslutningstreet fulgte samme design som for eksperimentet med Per-</text:p>
      <text:p text:style-name="Standard">ceptron 1, målet var å skille Chinstrap fra de andre artene med verdier for egen-</text:p>
      <text:p text:style-name="Standard">skapene bill_depth og bill_length. Resultatet etter beskjæring er i figur ??.</text:p>
      <text:p text:style-name="Standard">Figur ?? viser at nesten alle individer har blitt klassifisert korrekt. Dette gir</text:p>
      <text:p text:style-name="Standard">b-skårene 0.80 for Chinstrap, 0.96 for den andre gruppen og 0.88 totalt for alle</text:p>
      <text:p text:style-name="Standard">predikasjonene.</text:p>
      <text:p text:style-name="Standard">Hyperparametersøket i figur ?? viser lavere skårer enn i forrige eksperiment. Her</text:p>
      <text:p text:style-name="Standard">har vi også inkludert et større spenn av verdier, så høyere varians er naturlig. For</text:p>
      <text:p text:style-name="Standard">hyperparametersøk 2, andre linje av figuren, ser vi at presisjonen er relativt høy,</text:p>
      <text:p text:style-name="Standard">selv ved større verdier av beskjæringsparametrene. Verdiene svinger uregelmessig,</text:p>
      <text:p text:style-name="Standard">som kan indikere at de fleste valgene gir relativt like resultater. På bakgrunn av</text:p>
      <text:p text:style-name="Standard">søk og tester ble min_samples_split satt til 100 og min_samples_leaf til 50.</text:p>
      <text:p text:style-name="Standard">4.6 Beslutningstre 3 (DT 3)</text:p>
      <text:p text:style-name="Standard">Det siste beslutningstreet bruker alle egenskaper som inndata og alle klassene fra</text:p>
      <text:p text:style-name="Standard">datasettet er med som målverdier. For dette treet vil vi også demonstrere beskjæ-</text:p>
      <text:p text:style-name="Standard">ringens påvirkning på trestrukturen. En modell trent uten satte beskjæringspara-</text:p>
      <text:p text:style-name="Standard">metre er vist i figur ??.</text:p>
      <text:p text:style-name="Standard">Dette treet er perfekt tilpasset treningsdata, der alle nodene har blitt delt til gini</text:p>
      <text:p text:style-name="Standard">impurity er 0. Dette er ikke et godt tegn, da det indikerer at treet er overtilpasset.</text:p>
      <text:p text:style-name="Standard">Hyperparametre kan brukes til å stoppe genereringen av treet, før det blir unødig</text:p>
      <text:p text:style-name="Standard">komplekst. Etter beskjæring med hyperparametre ser treet ut som i figur ??.</text:p>
      <text:p text:style-name="Standard">Dette ser vedre bra ut, men vi ser at et helt deltre på venstre side gir samme</text:p>
      <text:p text:style-name="Standard">klasse for alle løvnoder. Dette er unødvendig, og kan fjernes gjennom post-pruning</text:p>
      <text:p text:style-name="Standard">etter at treet er generert. Da står vi igjen med det ferdig beskjærte treet i figur ??.</text:p>
      <text:p text:style-name="Standard">Resultater av hyperparametersøket for Beslutningstre 3 er i figur ??. Vi har valgt</text:p>
      <text:p text:style-name="Standard">16 for min_samples_split og 8 for min_samples_leaf.</text:p>
      <text:p text:style-name="Standard">Modellens ytelse illustreres av forvirringsmatrisen i ??.</text:p>
      <text:p text:style-name="Standard">5 Diskusjon og konklusjon</text:p>
      <text:p text:style-name="Standard">5.1 Sammenligning av modellene</text:p>
      <text:p text:style-name="Standard">5.1.1 Perceptron 1 og Beslutningstre 1</text:p>
      <text:p text:style-name="Standard">Begge modellene mestret godt å skille Gentoo fra de andre artene ved hjelp av</text:p>
      <text:p text:style-name="Standard">egenskapene bill_depth og flipper_length. Det kom tydelig frem av plot av egenska-</text:p>
      <text:p text:style-name="Standard">per i figur ?? at Gentoo var tydelig separert fra de andre artene i dette egenskaps-</text:p>
      <text:p text:style-name="Standard">rommet, så det er ikke overraskende at modellene mestret denne oppgaven.</text:p>
      <text:p text:style-name="Standard">13Perceptronet oppnådde perfekt klassifisering av testdata, men avslørte en inter-</text:p>
      <text:p text:style-name="Standard">essante egenskaper der ulike treninger under like omstendigheter kunne gi helt</text:p>
      <text:p text:style-name="Standard">forskjellige beslutningslinjer, som vist i figur ??. Dette illustrerer en svakhet ved</text:p>
      <text:p text:style-name="Standard">perceptronet, at den ikke kan skille flere løsninger med samme score fra hverand-</text:p>
      <text:p text:style-name="Standard">re. Den tilfeldig valgte «beste» løsningen trenger ikke være den som er mest robust</text:p>
      <text:p text:style-name="Standard">i møte med ny data.</text:p>
      <text:p text:style-name="Standard"><text:soft-page-break/>Beslutningstreet oppnådde også perfekt klassifisering. Vi så samtidig at model-</text:p>
      <text:p text:style-name="Standard">len naturlig ønsker å overtilpasse seg til testdata, ved å lage mange splitter og</text:p>
      <text:p text:style-name="Standard">regler for å skille alle datapunktene fra hverandre. Etter implementering av be-</text:p>
      <text:p text:style-name="Standard">skjæringsalgoritmer, viste det seg at treet kunne beskjæres betydelig uten særlig</text:p>
      <text:p text:style-name="Standard">tap av presisjon.</text:p>
      <text:p text:style-name="Standard">5.1.2 Perceptron 2 og Beslutningstre 2</text:p>
      <text:p text:style-name="Standard">Å skille Chinstrap fra de andre artene med egenskapene bill_depth og bill_length</text:p>
      <text:p text:style-name="Standard">var en mye vanskeligere oppgave. Vi kan se av figur ?? at disse de to gruppene ikke</text:p>
      <text:p text:style-name="Standard">er lineært separerbare. Det skapte særlige utfordringer for perceptron-modellen,</text:p>
      <text:p text:style-name="Standard">som bare kan gjennomføre lineære oppdelinger av egenskapsrommet.</text:p>
      <text:p text:style-name="Standard">Perceptronet oppnådde en samlet b-skår på 0.81, som for så vidt er ganske høyt.</text:p>
      <text:p text:style-name="Standard">Samtidig var det stor forskjell på scorene mellom klassene, 0.69 for Chinstrap og</text:p>
      <text:p text:style-name="Standard">0.93 for den andre gruppen.</text:p>
      <text:p text:style-name="Standard">Beslutningstreet presterte bedre med en samlet b-skår på 0.88. Her så vi også en</text:p>
      <text:p text:style-name="Standard">bedre fordeling mellom klassene, der Chinstrap hadde b-skår 0.80.</text:p>
      <text:p text:style-name="Standard">Som forventet mestret besultningstreet bedre denne klassifiseringsoppgaven, da</text:p>
      <text:p text:style-name="Standard">den ikke er avhengig av lineært separerbare data slik som perceptronet er.</text:p>
      <text:p text:style-name="Standard">5.1.3 Perceptron OVA og Beslutningstre 3</text:p>
      <text:p text:style-name="Standard">I den siste gruppen av eksperimenter ble alle tilgjengelige numeriske egenskaper</text:p>
      <text:p text:style-name="Standard">tatt i bruk for å multiklasse-klassifisering.</text:p>
      <text:p text:style-name="Standard">Nevralnettet i Perceptron OVA oppnådde overraskende god ytelse med perfekt</text:p>
      <text:p text:style-name="Standard">klassifisering av testsettet. Det kan tenkes at de ekstra dimensjonene fra flere egen-</text:p>
      <text:p text:style-name="Standard">skaper gjorde egenskapsrommet lineært separerbart.</text:p>
      <text:p text:style-name="Standard">I forsøkene med beslutningstrær demonstrerte hvordan beskjæring effektivt kan</text:p>
      <text:p text:style-name="Standard">redusere treets kompleksitet, uten å ofre særlig presisjon. Det ubeskjærte treet</text:p>
      <text:p text:style-name="Standard">hadde 25 noder, som ble kuttet ned til 13 noder gjennom pre-pruning. Ved ytterligere</text:p>
      <text:p text:style-name="Standard">beskjæring etter treningen var ferdig, ble antall noder redusert til 7. Til tross for</text:p>
      <text:p text:style-name="Standard">kompleksitetsreduksjonen ble god klassifiseringsnøyaktighet opprettholdt, med b-</text:p>
      <text:p text:style-name="Standard">skår på 1.0 for Gentoo, 0.95 for Adelie og 0.92 for Chinstrap.</text:p>
      <text:p text:style-name="Standard">Ytelsesskårene for det beskjærte beslutningstreet ligger noe under den «perfekte»</text:p>
      <text:p text:style-name="Standard">skåren for Perceptron OVA. Dette kan bety at perceptron-nettverket er overtilpas-</text:p>
      <text:p text:style-name="Standard">set. Siden vi ikke hadde tilgang til andre testdata, er det vanskelig å si hvor mye vi</text:p>
      <text:p text:style-name="Standard">mistet eller vant på beskjæringen av beslutningstreet.</text:p>
      <text:p text:style-name="Standard">145.2 Begrensninger og videre arbeid</text:p>
      <text:p text:style-name="Standard">Databegrensninger</text:p>
      <text:p text:style-name="Standard">Datasettet var ubalansert i forhold til antall observasjoner av hver klasse, og vi</text:p>
      <text:p text:style-name="Standard">hadde lite tilgjengelig data til å teste og utfordre modellene våre på andre datasett.</text:p>
      <text:p text:style-name="Standard">Dermed er det vanskelig å vurdere generaliserbarheten til modellene, eller om de</text:p>
      <text:p text:style-name="Standard">kun er presise for den data som var tilgjengelig under eksperimentet.</text:p>
      <text:p text:style-name="Standard">Modeller</text:p>
      <text:p text:style-name="Standard">I implementasjonen av Perceptron OVA er det ikke tatt høyde for «kollisjoner» der</text:p>
      <text:p text:style-name="Standard">flere perceptroner aktiveres og gir signal om at individet tilhører den klassen per-</text:p>
      <text:p text:style-name="Standard">ceptronet er trent til å gjenkjenne. Det vil si at det perceptronet som er gitt den</text:p>
      <text:p text:style-name="Standard">minste indeksen i nettverket vil bli prioritert først. En mulig forbedring er å bytte</text:p>
      <text:p text:style-name="Standard">ut aktiveringsfunksjonen med en sigmoid-funksjon, da denne gir en gradert aktive-</text:p>
      <text:p text:style-name="Standard">ring som er relatert til hvor «sikker» perceptronet er på klassifiseringen.</text:p>
      <text:p text:style-name="Standard">Den nevnte svakheten ved perceptronet, at den ikke den evner å sortere mel-</text:p>
      <text:p text:style-name="Standard">lom flere løsninger som gir samme score, kan løses ved å ta i bruk andre relaterte</text:p>
      <text:p text:style-name="Standard">modeller som Support Vector Machine (SVM) Kotsiantis2007.</text:p>
      <text:p text:style-name="Standard">For beslutningstreet kan det være interessant å se på flere beskjæringsstrategier,</text:p>
      <text:p text:style-name="Standard">som mer avanserte post-pruning metoder.</text:p>
      <text:p text:style-name="Standard">Målinger</text:p>
      <text:p text:style-name="Standard"><text:soft-page-break/>Selv om KFold ble tatt i bruk under hyperparametersøk, har skårene for de endelige</text:p>
      <text:p text:style-name="Standard">modellene kun blitt beregnet ut fra én enkelt randomisert deling av datasettet i test</text:p>
      <text:p text:style-name="Standard">og treningsdata. Bruk av flere delinger av datasettet, for eksempel med KFold, for</text:p>
      <text:p text:style-name="Standard">så å måle og se på snittet av prestasjoner for modeller trent på ulike delsett av</text:p>
      <text:p text:style-name="Standard">datasettet, ville vært interessant for å få bedre innsikt i modellenes prestajon.</text:p>
      <text:p text:style-name="Standard">1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arte Flø Lode</meta:initial-creator>
    <meta:creation-date>2024-12-09T06:18:05.036438380</meta:creation-date>
    <dc:date>2024-12-09T06:19:21.974973787</dc:date>
    <dc:creator>Bjarte Flø Lode</dc:creator>
    <meta:editing-duration>PT1M17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10" meta:paragraph-count="474" meta:word-count="4769" meta:character-count="31289" meta:non-whitespace-character-count="26985"/>
  </office:meta>
</office:document-meta>
</file>